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48.14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3.56pt"/>
    </style:style>
    <style:style style:name="co5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51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 Mono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pt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=1,size=short,mode=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</text:p>
          </table:table-cell>
          <table:table-cell office:value-type="float" office:value="0.099" calcext:value-type="float">
            <text:p>0.099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83101.01" calcext:value-type="float">
            <text:p>83101.01</text:p>
          </table:table-cell>
          <table:table-cell office:value-type="float" office:value="3030.303" calcext:value-type="float">
            <text:p>3030.3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=10,size=short,mode=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c</text:p>
          </table:table-cell>
          <table:table-cell office:value-type="float" office:value="0.1" calcext:value-type="float">
            <text:p>0.1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82270" calcext:value-type="float">
            <text:p>82270</text:p>
          </table:table-cell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=100,size=short,mode=sy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nc</text:p>
          </table:table-cell>
          <table:table-cell office:value-type="float" office:value="0.334" calcext:value-type="float">
            <text:p>0.334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24631.737" calcext:value-type="float">
            <text:p>24631.737</text:p>
          </table:table-cell>
          <table:table-cell office:value-type="float" office:value="898.204" calcext:value-type="float">
            <text:p>898.2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=1,size=short,mode=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ync</text:p>
          </table:table-cell>
          <table:table-cell office:value-type="float" office:value="0.082" calcext:value-type="float">
            <text:p>0.08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100329.268" calcext:value-type="float">
            <text:p>100329.268</text:p>
          </table:table-cell>
          <table:table-cell office:value-type="float" office:value="3658.537" calcext:value-type="float">
            <text:p>3658.53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=10,size=short,mode=asy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ync</text:p>
          </table:table-cell>
          <table:table-cell office:value-type="float" office:value="0.096" calcext:value-type="float">
            <text:p>0.096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85697.917" calcext:value-type="float">
            <text:p>85697.917</text:p>
          </table:table-cell>
          <table:table-cell office:value-type="float" office:value="3125" calcext:value-type="float">
            <text:p>31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=100,size=short,mode=asyn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ync</text:p>
          </table:table-cell>
          <table:table-cell office:value-type="float" office:value="0.362" calcext:value-type="float">
            <text:p>0.362</text:p>
          </table:table-cell>
          <table:table-cell office:value-type="float" office:value="8227" calcext:value-type="float">
            <text:p>8227</text:p>
          </table:table-cell>
          <table:table-cell office:value-type="float" office:value="300" calcext:value-type="float">
            <text:p>300</text:p>
          </table:table-cell>
          <table:table-cell office:value-type="float" office:value="22726.519" calcext:value-type="float">
            <text:p>22726.519</text:p>
          </table:table-cell>
          <table:table-cell office:value-type="float" office:value="828.729" calcext:value-type="float">
            <text:p>828.729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shapes>
          <draw:frame draw:z-index="0" draw:style-name="gr1" draw:text-style-name="P1" svg:width="453.51pt" svg:height="255.09pt" svg:x="71.77pt" svg:y="102.67pt">
            <loext:p draw:notify-on-update-of-ranges="Sheet1.F5:Sheet1.F7 Sheet1.G4:Sheet1.G4 Sheet1.G5:Sheet1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1.06pt" svg:y="429.48pt">
            <loext:p draw:notify-on-update-of-ranges="Sheet1.F5:Sheet1.F7 Sheet1.H4:Sheet1.H4 Sheet1.H5:Sheet1.H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9.68pt" svg:y="371.91pt">
            <loext:p draw:notify-on-update-of-ranges="Sheet1.F5:Sheet1.F7 Sheet1.I4:Sheet1.I4 Sheet1.I5:Sheet1.I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413484" calcext:value-type="float">
            <text:p>1413484</text:p>
          </table:table-cell>
          <table:table-cell office:value-type="float" office:value="48770" calcext:value-type="float">
            <text:p>48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table:style-name="Default" table:number-columns-repeated="4"/>
          <table:table-cell/>
          <table:table-cell table:formula="of:=[.K2]/1000000" office:value-type="float" office:value="1.413484" calcext:value-type="float">
            <text:p>1.413484</text:p>
          </table:table-cell>
          <table:table-cell table:formula="of:=[.L2]/1000000" office:value-type="float" office:value="0.04877" calcext:value-type="float">
            <text:p>0.04877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econds per transform and 1M bytes</text:p>
          </table:table-cell>
          <table:table-cell table:style-name="ce3" office:value-type="string" calcext:value-type="string">
            <text:p>seconds per transform and 1M line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ips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626" calcext:value-type="float">
            <text:p>19.626</text:p>
          </table:table-cell>
          <table:table-cell office:value-type="float" office:value="72020.993" calcext:value-type="float">
            <text:p>72020.993</text:p>
          </table:table-cell>
          <table:table-cell office:value-type="float" office:value="2484.969" calcext:value-type="float">
            <text:p>2484.969</text:p>
          </table:table-cell>
          <table:table-cell/>
          <table:table-cell table:formula="of:=[.A5]-[.$A$8]" office:value-type="float" office:value="100" calcext:value-type="float">
            <text:p>100</text:p>
          </table:table-cell>
          <table:table-cell table:formula="of:=[.B5]-[.$B$8]" office:value-type="float" office:value="17.928" calcext:value-type="float">
            <text:p>17.928</text:p>
          </table:table-cell>
          <table:table-cell table:formula="of:=[.K$2]/[.$G5]" office:value-type="float" office:value="78842.2579205712" calcext:value-type="float">
            <text:p>78842.2579205712</text:p>
          </table:table-cell>
          <table:table-cell table:formula="of:=[.L$2]/[.$G5]" office:value-type="float" office:value="2720.32574743418" calcext:value-type="float">
            <text:p>2720.3257474342</text:p>
          </table:table-cell>
          <table:table-cell/>
          <table:table-cell table:formula="of:=[.F5]-[.$A$8]" office:value-type="float" office:value="100" calcext:value-type="float">
            <text:p>100</text:p>
          </table:table-cell>
          <table:table-cell table:style-name="Default" table:formula="of:=[.G5]" office:value-type="float" office:value="17.928" calcext:value-type="float">
            <text:p>17.928</text:p>
          </table:table-cell>
          <table:table-cell table:style-name="ce4" table:formula="of:=[.$L5]/([.$K5]*[.$K$3])" office:value-type="float" office:value="0.126835535457069" calcext:value-type="float">
            <text:p>0.1268355355</text:p>
          </table:table-cell>
          <table:table-cell table:style-name="ce4" table:formula="of:=[.$L5]/([.$K5]*[.$L$3])" office:value-type="float" office:value="3.6760303465245" calcext:value-type="float">
            <text:p>3.6760303465</text:p>
          </table:table-cell>
          <table:table-cell/>
          <table:table-cell table:formula="of:=[.F5]-[.$A$8]" office:value-type="float" office:value="100" calcext:value-type="float">
            <text:p>100</text:p>
          </table:table-cell>
          <table:table-cell table:formula="of:=[.G5]/[.$F5]" office:value-type="float" office:value="0.17928" calcext:value-type="float">
            <text:p>0.17928</text:p>
          </table:table-cell>
          <table:table-cell table:formula="of:=[.H5]/[.$F5]" office:value-type="float" office:value="788.422579205712" calcext:value-type="float">
            <text:p>788.4225792057</text:p>
          </table:table-cell>
          <table:table-cell table:formula="of:=[.I5]/[.$F5]" office:value-type="float" office:value="27.2032574743418" calcext:value-type="float">
            <text:p>27.2032574743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.963" calcext:value-type="float">
            <text:p>37.963</text:p>
          </table:table-cell>
          <table:table-cell office:value-type="float" office:value="37233.201" calcext:value-type="float">
            <text:p>37233.201</text:p>
          </table:table-cell>
          <table:table-cell office:value-type="float" office:value="1284.672" calcext:value-type="float">
            <text:p>1284.672</text:p>
          </table:table-cell>
          <table:table-cell/>
          <table:table-cell table:formula="of:=[.A6]-[.$A$8]" office:value-type="float" office:value="200" calcext:value-type="float">
            <text:p>200</text:p>
          </table:table-cell>
          <table:table-cell table:formula="of:=[.B6]-[.$B$8]" office:value-type="float" office:value="36.265" calcext:value-type="float">
            <text:p>36.265</text:p>
          </table:table-cell>
          <table:table-cell table:formula="of:=[.K$2]/[.$G6]" office:value-type="float" office:value="38976.5338480629" calcext:value-type="float">
            <text:p>38976.5338480629</text:p>
          </table:table-cell>
          <table:table-cell table:formula="of:=[.L$2]/[.$G6]" office:value-type="float" office:value="1344.82283193161" calcext:value-type="float">
            <text:p>1344.8228319316</text:p>
          </table:table-cell>
          <table:table-cell/>
          <table:table-cell table:formula="of:=[.F6]-[.$A$8]" office:value-type="float" office:value="200" calcext:value-type="float">
            <text:p>200</text:p>
          </table:table-cell>
          <table:table-cell table:style-name="Default" table:formula="of:=[.G6]" office:value-type="float" office:value="36.265" calcext:value-type="float">
            <text:p>36.265</text:p>
          </table:table-cell>
          <table:table-cell table:style-name="ce4" table:formula="of:=[.$L6]/([.$K6]*[.$K$3])" office:value-type="float" office:value="0.128282315187155" calcext:value-type="float">
            <text:p>0.1282823152</text:p>
          </table:table-cell>
          <table:table-cell table:style-name="ce4" table:formula="of:=[.$L6]/([.$K6]*[.$L$3])" office:value-type="float" office:value="3.71796186180029" calcext:value-type="float">
            <text:p>3.7179618618</text:p>
          </table:table-cell>
          <table:table-cell/>
          <table:table-cell table:formula="of:=[.F6]-[.$A$8]" office:value-type="float" office:value="200" calcext:value-type="float">
            <text:p>200</text:p>
          </table:table-cell>
          <table:table-cell table:formula="of:=[.G6]/[.$F6]" office:value-type="float" office:value="0.181325" calcext:value-type="float">
            <text:p>0.181325</text:p>
          </table:table-cell>
          <table:table-cell table:formula="of:=[.H6]/[.$F6]" office:value-type="float" office:value="194.882669240314" calcext:value-type="float">
            <text:p>194.8826692403</text:p>
          </table:table-cell>
          <table:table-cell table:formula="of:=[.I6]/[.$F6]" office:value-type="float" office:value="6.72411415965807" calcext:value-type="float">
            <text:p>6.7241141597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.043" calcext:value-type="float">
            <text:p>57.043</text:p>
          </table:table-cell>
          <table:table-cell office:value-type="float" office:value="24779.272" calcext:value-type="float">
            <text:p>24779.272</text:p>
          </table:table-cell>
          <table:table-cell office:value-type="float" office:value="854.969" calcext:value-type="float">
            <text:p>854.969</text:p>
          </table:table-cell>
          <table:table-cell/>
          <table:table-cell table:formula="of:=[.A7]-[.$A$8]" office:value-type="float" office:value="300" calcext:value-type="float">
            <text:p>300</text:p>
          </table:table-cell>
          <table:table-cell table:formula="of:=[.B7]-[.$B$8]" office:value-type="float" office:value="55.345" calcext:value-type="float">
            <text:p>55.345</text:p>
          </table:table-cell>
          <table:table-cell table:formula="of:=[.K$2]/[.$G7]" office:value-type="float" office:value="25539.5067305086" calcext:value-type="float">
            <text:p>25539.5067305086</text:p>
          </table:table-cell>
          <table:table-cell table:formula="of:=[.L$2]/[.$G7]" office:value-type="float" office:value="881.199747041287" calcext:value-type="float">
            <text:p>881.1997470413</text:p>
          </table:table-cell>
          <table:table-cell/>
          <table:table-cell table:formula="of:=[.F7]-[.$A$8]" office:value-type="float" office:value="300" calcext:value-type="float">
            <text:p>300</text:p>
          </table:table-cell>
          <table:table-cell table:style-name="Default" table:formula="of:=[.G7]" office:value-type="float" office:value="55.345" calcext:value-type="float">
            <text:p>55.345</text:p>
          </table:table-cell>
          <table:table-cell table:style-name="ce4" table:formula="of:=[.$L7]/([.$K7]*[.$K$3])" office:value-type="float" office:value="0.130516746799634" calcext:value-type="float">
            <text:p>0.1305167468</text:p>
          </table:table-cell>
          <table:table-cell table:style-name="ce4" table:formula="of:=[.$L7]/([.$K7]*[.$L$3])" office:value-type="float" office:value="3.78272161848131" calcext:value-type="float">
            <text:p>3.7827216185</text:p>
          </table:table-cell>
          <table:table-cell/>
          <table:table-cell table:formula="of:=[.F7]-[.$A$8]" office:value-type="float" office:value="300" calcext:value-type="float">
            <text:p>300</text:p>
          </table:table-cell>
          <table:table-cell table:formula="of:=[.G7]/[.$F7]" office:value-type="float" office:value="0.184483333333333" calcext:value-type="float">
            <text:p>0.1844833333</text:p>
          </table:table-cell>
          <table:table-cell table:formula="of:=[.H7]/[.$F7]" office:value-type="float" office:value="85.1316891016954" calcext:value-type="float">
            <text:p>85.1316891017</text:p>
          </table:table-cell>
          <table:table-cell table:formula="of:=[.I7]/[.$F7]" office:value-type="float" office:value="2.93733249013762" calcext:value-type="float">
            <text:p>2.937332490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98" calcext:value-type="float">
            <text:p>1.698</text:p>
          </table:table-cell>
          <table:table-cell office:value-type="float" office:value="832440.518" calcext:value-type="float">
            <text:p>832440.518</text:p>
          </table:table-cell>
          <table:table-cell office:value-type="float" office:value="28722.026" calcext:value-type="float">
            <text:p>28722.0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,413,484 bytes / 48,770 item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TW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0:38:09.353844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0:33:35.707301577</meta:creation-date>
    <dc:date>2016-11-13T20:50:02.753934182</dc:date>
    <meta:editing-duration>PT1H14M16S</meta:editing-duration>
    <meta:editing-cycles>14</meta:editing-cycles>
    <meta:generator>LibreOffice/5.1.4.2$Linux_X86_64 LibreOffice_project/10m0$Build-2</meta:generator>
    <meta:document-statistic meta:table-count="2" meta:cell-count="1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9cm" svg:y="4.212cm" style:legend-expansion="high" chart:style-name="ch2"/>
        <chart:plot-area chart:style-name="ch3" table:cell-range-address="Sheet1.F5:Sheet1.G7 Sheet1.G4:Sheet1.G4" chart:data-source-has-labels="row" svg:x="0.32cm" svg:y="0.18cm" svg:width="13.839cm" svg:height="8.64cm">
          <chartooo:coordinate-region svg:x="0.969cm" svg:y="0.368cm" svg:width="12.89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:Sheet1.G7" chart:label-cell-address="Sheet1.G4:Sheet1.G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17.928">
                <text:p>17.928</text:p>
                <draw:g>
                  <svg:desc>Sheet1.G5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6.265">
                <text:p>36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5.345">
                <text:p>55.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2cm" svg:y="4.212cm" style:legend-expansion="high" chart:style-name="ch2"/>
        <chart:plot-area chart:style-name="ch3" table:cell-range-address="Sheet1.F5:Sheet1.F7 Sheet1.H4:Sheet1.H7" chart:data-source-has-labels="row" svg:x="0.32cm" svg:y="0.18cm" svg:width="13.442cm" svg:height="8.64cm">
          <chartooo:coordinate-region svg:x="1.565cm" svg:y="0.368cm" svg:width="11.896cm" svg:height="7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7" chart:label-cell-address="Sheet1.H4:Sheet1.H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ps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78842.2579205712">
                <text:p>78842.2579205712</text:p>
                <draw:g>
                  <svg:desc>Sheet1.H5:Sheet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976.5338480629">
                <text:p>38976.5338480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5539.5067305086">
                <text:p>25539.5067305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92cm" svg:y="4.212cm" style:legend-expansion="high" chart:style-name="ch2"/>
        <chart:plot-area chart:style-name="ch3" table:cell-range-address="Sheet1.F5:Sheet1.F7 Sheet1.I4:Sheet1.I7" chart:data-source-has-labels="row" svg:x="0.32cm" svg:y="0.18cm" svg:width="13.552cm" svg:height="8.64cm">
          <chartooo:coordinate-region svg:x="1.366cm" svg:y="0.369cm" svg:width="12.206cm" svg:height="7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7" chart:label-cell-address="Sheet1.I4:Sheet1.I4" chart:class="chart:scatter">
            <chart:domain table:cell-range-address="Sheet1.F5:Sheet1.F7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ps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F5:Sheet1.F7</svg:desc>
                </draw:g>
              </table:table-cell>
              <table:table-cell office:value-type="float" office:value="2720.32574743418">
                <text:p>2720.32574743418</text:p>
                <draw:g>
                  <svg:desc>Sheet1.I5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44.82283193161">
                <text:p>1344.82283193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81.199747041287">
                <text:p>881.199747041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